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0.751cm" style:type="center"/>
        </style:tab-stops>
      </style:paragraph-properties>
      <style:text-properties style:font-name="Arial2" style:font-name-complex="Arial2"/>
    </style:style>
    <style:style style:name="P2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3cm" style:type="center"/>
        </style:tab-stops>
      </style:paragraph-properties>
      <style:text-properties style:font-name="Arial2" style:font-name-complex="Arial2"/>
    </style:style>
    <style:style style:name="P3" style:family="paragraph" style:parent-style-name="Párrafo_20_de_20_lista">
      <style:paragraph-properties fo:text-align="justify" style:justify-single-word="false"/>
      <style:text-properties style:font-name="Arial2" style:font-name-complex="Arial2"/>
    </style:style>
    <style:style style:name="P4" style:family="paragraph" style:parent-style-name="Standard">
      <style:paragraph-properties fo:text-align="justify" style:justify-single-word="false">
        <style:tab-stops>
          <style:tab-stop style:position="7.5cm" style:type="center"/>
        </style:tab-stops>
      </style:paragraph-properties>
      <style:text-properties style:font-name="Arial2" style:font-name-complex="Arial2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751cm" style:type="center"/>
        </style:tab-stops>
      </style:paragraph-properties>
      <style:text-properties style:font-name="Arial2" officeooo:rsid="00205917" style:font-name-complex="Arial2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751cm" style:type="center"/>
        </style:tab-stops>
      </style:paragraph-properties>
      <style:text-properties style:font-name="Arial2" officeooo:rsid="00205917" officeooo:paragraph-rsid="00205917" style:font-name-complex="Arial2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2" fo:font-size="11pt" fo:font-weight="bold" style:font-size-asian="11pt" style:font-weight-asian="bold" style:font-name-complex="Arial2" style:font-size-complex="11pt" style:font-weight-complex="bold"/>
    </style:style>
    <style:style style:name="P8" style:family="paragraph" style:parent-style-name="Standard">
      <style:paragraph-properties fo:text-align="center" style:justify-single-word="false" fo:padding-left="0cm" fo:padding-right="0cm" fo:padding-top="0.035cm" fo:padding-bottom="0.035cm" fo:border-left="none" fo:border-right="none" fo:border-top="0.51pt solid #000000" fo:border-bottom="0.51pt solid #000000"/>
      <style:text-properties style:font-name="Arial2" fo:font-size="14pt" fo:font-weight="bold" officeooo:rsid="0017b250" officeooo:paragraph-rsid="0017b250" style:font-size-asian="14pt" style:font-weight-asian="bold" style:font-name-complex="Arial2" style:font-size-complex="14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3cm" style:type="center"/>
        </style:tab-stops>
      </style:paragraph-properties>
      <style:text-properties officeooo:rsid="0017b250" officeooo:paragraph-rsid="0017b250"/>
    </style:style>
    <style:style style:name="P10" style:family="paragraph" style:parent-style-name="Header">
      <style:paragraph-properties fo:text-align="end" style:justify-single-word="false"/>
      <style:text-properties style:font-name="Arial2" fo:font-size="9pt" officeooo:rsid="00119263" style:font-size-asian="9pt" style:font-name-complex="Arial2" style:font-size-complex="9pt"/>
    </style:style>
    <style:style style:name="P11" style:family="paragraph" style:parent-style-name="Standard" style:master-page-name="Standard">
      <style:paragraph-properties fo:text-align="center" style:justify-single-word="false" style:page-number="auto" fo:padding-left="0cm" fo:padding-right="0cm" fo:padding-top="0.035cm" fo:padding-bottom="0.035cm" fo:border-left="none" fo:border-right="none" fo:border-top="0.51pt solid #000000" fo:border-bottom="0.51pt solid #000000"/>
      <style:text-properties style:font-name="Arial2" fo:font-size="14pt" fo:font-weight="bold" style:font-size-asian="14pt" style:font-weight-asian="bold" style:font-name-complex="Arial2" style:font-size-complex="14pt"/>
    </style:style>
    <style:style style:name="P12" style:family="paragraph" style:parent-style-name="Standard" style:list-style-name="WW8Num12">
      <style:paragraph-properties fo:text-align="justify" style:justify-single-word="false">
        <style:tab-stops>
          <style:tab-stop style:position="3cm" style:type="center"/>
        </style:tab-stops>
      </style:paragraph-properties>
      <style:text-properties style:font-name="Arial2" officeooo:rsid="0017b250" officeooo:paragraph-rsid="0017b250" style:font-name-complex="Arial2"/>
    </style:style>
    <style:style style:name="P13" style:family="paragraph" style:parent-style-name="Standard">
      <style:paragraph-properties fo:text-align="justify" style:justify-single-word="false">
        <style:tab-stops>
          <style:tab-stop style:position="3cm" style:type="center"/>
        </style:tab-stops>
      </style:paragraph-properties>
      <style:text-properties style:font-name="Arial2" officeooo:rsid="0017b250" officeooo:paragraph-rsid="0017b250" style:font-name-complex="Arial2"/>
    </style:style>
    <style:style style:name="P14" style:family="paragraph" style:parent-style-name="Standard" style:list-style-name="WW8Num3">
      <style:paragraph-properties fo:text-align="justify" style:justify-single-word="false">
        <style:tab-stops>
          <style:tab-stop style:position="7.5cm" style:type="center"/>
        </style:tab-stops>
      </style:paragraph-properties>
      <style:text-properties style:font-name="Arial2" officeooo:rsid="0017b250" officeooo:paragraph-rsid="0017b250" style:font-name-complex="Arial2"/>
    </style:style>
    <style:style style:name="P15" style:family="paragraph" style:parent-style-name="Standard" style:list-style-name="WW8Num3">
      <style:paragraph-properties fo:text-align="justify" style:justify-single-word="false">
        <style:tab-stops>
          <style:tab-stop style:position="7.5cm" style:type="center"/>
        </style:tab-stops>
      </style:paragraph-properties>
      <style:text-properties style:font-name="Arial2" style:font-name-complex="Arial2"/>
    </style:style>
    <style:style style:name="P16" style:family="paragraph" style:parent-style-name="Standard" style:list-style-name="WW8Num12">
      <style:paragraph-properties fo:text-align="justify" style:justify-single-word="false">
        <style:tab-stops>
          <style:tab-stop style:position="2.752cm" style:type="center"/>
        </style:tab-stops>
      </style:paragraph-properties>
      <style:text-properties style:font-name="Arial2" style:font-name-complex="Arial2"/>
    </style:style>
    <style:style style:name="P17" style:family="paragraph" style:parent-style-name="Standard" style:list-style-name="WW8Num3">
      <style:paragraph-properties fo:text-align="justify" style:justify-single-word="false">
        <style:tab-stops>
          <style:tab-stop style:position="7.5cm" style:type="center"/>
        </style:tab-stops>
      </style:paragraph-properties>
      <style:text-properties style:font-name="Arial2" officeooo:rsid="0018f45d" officeooo:paragraph-rsid="0018f45d" style:font-name-complex="Arial2"/>
    </style:style>
    <style:style style:name="P18" style:family="paragraph" style:parent-style-name="Standard" style:list-style-name="WW8Num3">
      <style:paragraph-properties fo:text-align="justify" style:justify-single-word="false">
        <style:tab-stops>
          <style:tab-stop style:position="7.5cm" style:type="center"/>
        </style:tab-stops>
      </style:paragraph-properties>
      <style:text-properties style:font-name="Arial2" officeooo:rsid="00196ff0" officeooo:paragraph-rsid="00196ff0" style:font-name-complex="Arial2"/>
    </style:style>
    <style:style style:name="P19" style:family="paragraph" style:parent-style-name="Standard" style:list-style-name="WW8Num3">
      <style:paragraph-properties fo:text-align="justify" style:justify-single-word="false">
        <style:tab-stops>
          <style:tab-stop style:position="7.5cm" style:type="center"/>
        </style:tab-stops>
      </style:paragraph-properties>
      <style:text-properties style:font-name="Arial2" officeooo:rsid="001ab7bc" officeooo:paragraph-rsid="001ab7bc" style:font-name-complex="Arial2"/>
    </style:style>
    <style:style style:name="P20" style:family="paragraph" style:parent-style-name="Standard" style:list-style-name="WW8Num3">
      <style:paragraph-properties fo:text-align="justify" style:justify-single-word="false">
        <style:tab-stops>
          <style:tab-stop style:position="7.5cm" style:type="center"/>
        </style:tab-stops>
      </style:paragraph-properties>
      <style:text-properties style:font-name="Arial2" officeooo:rsid="001b5681" officeooo:paragraph-rsid="001b5681" style:font-name-complex="Arial2"/>
    </style:style>
    <style:style style:name="P21" style:family="paragraph" style:parent-style-name="Standard" style:list-style-name="WW8Num3">
      <style:paragraph-properties fo:text-align="justify" style:justify-single-word="false">
        <style:tab-stops>
          <style:tab-stop style:position="7.5cm" style:type="center"/>
        </style:tab-stops>
      </style:paragraph-properties>
      <style:text-properties style:font-name="Arial2" officeooo:rsid="00223681" officeooo:paragraph-rsid="00223681" style:font-name-complex="Arial2"/>
    </style:style>
    <style:style style:name="P22" style:family="paragraph" style:parent-style-name="Standard" style:list-style-name="WW8Num3">
      <style:paragraph-properties fo:text-align="justify" style:justify-single-word="false">
        <style:tab-stops>
          <style:tab-stop style:position="7.5cm" style:type="center"/>
        </style:tab-stops>
      </style:paragraph-properties>
      <style:text-properties style:font-name="Arial2" officeooo:rsid="00229c75" officeooo:paragraph-rsid="00229c75" style:font-name-complex="Arial2"/>
    </style:style>
    <style:style style:name="P23" style:family="paragraph" style:parent-style-name="Standard" style:list-style-name="WW8Num3">
      <style:paragraph-properties fo:text-align="justify" style:justify-single-word="false">
        <style:tab-stops>
          <style:tab-stop style:position="7.5cm" style:type="center"/>
        </style:tab-stops>
      </style:paragraph-properties>
      <style:text-properties style:font-name="Arial2" officeooo:rsid="0023dfd5" officeooo:paragraph-rsid="0023dfd5" style:font-name-complex="Arial2"/>
    </style:style>
    <style:style style:name="P24" style:family="paragraph" style:parent-style-name="Standard" style:list-style-name="WW8Num3">
      <style:paragraph-properties fo:text-align="justify" style:justify-single-word="false">
        <style:tab-stops>
          <style:tab-stop style:position="7.5cm" style:type="center"/>
        </style:tab-stops>
      </style:paragraph-properties>
      <style:text-properties style:font-name="Arial2" officeooo:rsid="0026b739" officeooo:paragraph-rsid="0026b739" style:font-name-complex="Arial2"/>
    </style:style>
    <style:style style:name="P25" style:family="paragraph" style:parent-style-name="Standard" style:list-style-name="WW8Num12">
      <style:paragraph-properties fo:text-align="justify" style:justify-single-word="false">
        <style:tab-stops>
          <style:tab-stop style:position="2.752cm" style:type="center"/>
        </style:tab-stops>
      </style:paragraph-properties>
      <style:text-properties style:font-name="Arial2" officeooo:rsid="002c26d5" officeooo:paragraph-rsid="002c26d5" style:font-name-complex="Arial2"/>
    </style:style>
    <style:style style:name="P26" style:family="paragraph" style:parent-style-name="Standard" style:list-style-name="WW8Num12">
      <style:paragraph-properties fo:text-align="justify" style:justify-single-word="false">
        <style:tab-stops>
          <style:tab-stop style:position="1.27cm"/>
          <style:tab-stop style:position="2.752cm" style:type="center"/>
        </style:tab-stops>
      </style:paragraph-properties>
      <style:text-properties style:font-name="Arial2" fo:language="es" fo:country="ES" style:font-name-complex="Arial2"/>
    </style:style>
    <style:style style:name="P27" style:family="paragraph" style:parent-style-name="Standard" style:list-style-name="WW8Num12">
      <style:paragraph-properties fo:text-align="justify" style:justify-single-word="false">
        <style:tab-stops>
          <style:tab-stop style:position="3cm" style:type="center"/>
        </style:tab-stops>
      </style:paragraph-properties>
      <style:text-properties fo:color="#0000ff" loext:opacity="100%" style:font-name="Arial2" officeooo:rsid="0017b250" officeooo:paragraph-rsid="0017b250" style:font-name-complex="Arial2"/>
    </style:style>
    <style:style style:name="P28" style:family="paragraph" style:parent-style-name="Standard" style:list-style-name="WW8Num12">
      <style:paragraph-properties fo:text-align="justify" style:justify-single-word="false">
        <style:tab-stops>
          <style:tab-stop style:position="3cm" style:type="center"/>
        </style:tab-stops>
      </style:paragraph-properties>
    </style:style>
    <style:style style:name="T1" style:family="text">
      <style:text-properties style:font-name="Arial2" fo:font-size="9pt" style:font-size-asian="9pt" style:font-name-complex="Arial2" style:font-size-complex="9pt"/>
    </style:style>
    <style:style style:name="T2" style:family="text">
      <style:text-properties style:font-name="Arial2" fo:font-size="9pt" officeooo:rsid="0017b250" style:font-size-asian="9pt" style:font-name-complex="Arial2" style:font-size-complex="9pt"/>
    </style:style>
    <style:style style:name="T3" style:family="text">
      <style:text-properties style:font-name="Arial2" fo:font-size="9pt" officeooo:rsid="00119263" style:font-size-asian="9pt" style:font-name-complex="Arial2" style:font-size-complex="9pt"/>
    </style:style>
    <style:style style:name="T4" style:family="text">
      <style:text-properties style:font-name="Arial2" style:font-name-complex="Arial2"/>
    </style:style>
    <style:style style:name="T5" style:family="text">
      <style:text-properties style:font-name="Arial2" officeooo:rsid="00119263" style:font-name-complex="Arial2"/>
    </style:style>
    <style:style style:name="T6" style:family="text">
      <style:text-properties style:font-name="Arial2" officeooo:rsid="0018f45d" style:font-name-complex="Arial2"/>
    </style:style>
    <style:style style:name="T7" style:family="text">
      <style:text-properties style:font-name="Arial2" style:text-underline-style="solid" style:text-underline-width="auto" style:text-underline-color="font-color" fo:font-weight="bold" style:font-weight-asian="bold" style:font-name-complex="Arial2" style:font-weight-complex="bold"/>
    </style:style>
    <style:style style:name="T8" style:family="text">
      <style:text-properties officeooo:rsid="0017b250"/>
    </style:style>
    <style:style style:name="T9" style:family="text">
      <style:text-properties officeooo:rsid="001ab7bc"/>
    </style:style>
    <style:style style:name="T10" style:family="text">
      <style:text-properties officeooo:rsid="001e9934"/>
    </style:style>
    <style:style style:name="T11" style:family="text">
      <style:text-properties officeooo:rsid="0023dfd5"/>
    </style:style>
    <style:style style:name="T12" style:family="text">
      <style:text-properties officeooo:rsid="0024cb64"/>
    </style:style>
    <style:style style:name="T13" style:family="text">
      <style:text-properties officeooo:rsid="002c26d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UESTIONES <text:span text:style-name="T8">REPASO</text:span> UNIDAD 1 </text:p>
      <text:p text:style-name="P8">Implantación de arquitecturas Web</text:p>
      <text:p text:style-name="P7"/>
      <text:list xml:id="list3068468780" text:style-name="WW8Num12">
        <text:list-item>
          <text:p text:style-name="P12">¿Qué es una aplicación web?</text:p>
        </text:list-item>
      </text:list>
      <text:p text:style-name="P4"/>
      <text:p text:style-name="P1"/>
      <text:list xml:id="list200220926888110" text:continue-numbering="true" text:style-name="WW8Num12">
        <text:list-item>
          <text:p text:style-name="P12"><text:s/>Nombra tipos de aplicaciones Web.</text:p>
          <text:p text:style-name="P27"/>
        </text:list-item>
      </text:list>
      <text:p text:style-name="P13"/>
      <text:list xml:id="list200222114521844" text:continue-numbering="true" text:style-name="WW8Num12">
        <text:list-item>
          <text:p text:style-name="P12">Clasifica las siguientes tecnologías según pertenezcan al lado del servidor o del cliente o en ambos:</text:p>
        </text:list-item>
      </text:list>
      <text:p text:style-name="P13"/>
      <text:p text:style-name="P9"><text:span text:style-name="T4">CGI, JavaScript, ASP.Net, HTML, DHTML, Ruby, Perl, </text:span><text:span text:style-name="T6">VBScript, Python</text:span></text:p>
      <text:p text:style-name="P13"/>
      <text:p text:style-name="P13"/>
      <text:list xml:id="list200222062714488" text:continue-numbering="true" text:style-name="WW8Num12">
        <text:list-item>
          <text:p text:style-name="P28"><text:span text:style-name="T4"><text:s/>Indica si son verdaderas o falsas las siguientes afirmaciones, en caso de ser falsas indica </text:span><text:span text:style-name="T5">el </text:span><text:span text:style-name="T7">porqué</text:span><text:span text:style-name="T4">:</text:span></text:p>
        </text:list-item>
      </text:list>
      <text:p text:style-name="P2"/>
      <text:list xml:id="list113578263" text:style-name="WW8Num3">
        <text:list-item>
          <text:p text:style-name="P15"><text:span text:style-name="T8">Una aplicación Web está compuesta al menos de dos partes, una en el lado del servidor y la otra en el lado del navegador</text:span>. <text:s/></text:p>
        </text:list-item>
        <text:list-item>
          <text:p text:style-name="P14">La parte del servidor Web de una aplicación Web, se ejecuta sobre un navegador web. </text:p>
        </text:list-item>
        <text:list-item>
          <text:p text:style-name="P17">La estructura de una Arquitectura Web sigue el modelo de capas: Capa cliente y capa media con el Servidor. </text:p>
        </text:list-item>
        <text:list-item>
          <text:p text:style-name="P18">Los componentes que forman la arquitectura Web son: Lenguaje de programación, una base de datos, el Servidor Web y el Navegador. </text:p>
        </text:list-item>
        <text:list-item>
          <text:p text:style-name="P15"><text:span text:style-name="T9">Una plataforma Web es un entorno de desarrollo de software utilizado para diseñar y ejecutar un sitio Web</text:span>. </text:p>
        </text:list-item>
        <text:list-item>
          <text:p text:style-name="P19">La plataforma LAMP, está basada en tecnologías Microsoft es decir utiliza software propietario. </text:p>
        </text:list-item>
        <text:list-item>
          <text:p text:style-name="P20">La plataforma XAMPP permite utilizar cualquier sistema operativo. </text:p>
        </text:list-item>
        <text:list-item>
          <text:p text:style-name="P21">Cuando se habla de Servidor Web, se hace referencia a solo el hardware.</text:p>
        </text:list-item>
        <text:list-item>
          <text:p text:style-name="P22">El Hosting <text:span text:style-name="T11">de tipo </text:span>VPS es una mezcla entre hosting compartido y el dedicado. </text:p>
        </text:list-item>
        <text:list-item>
          <text:p text:style-name="P23">La configuración del servidor Web dependerá mucho del tipo de pagina web o aplicación web que ofrezca. .</text:p>
        </text:list-item>
        <text:list-item>
          <text:p text:style-name="P15"><text:span text:style-name="T12">Un servidor de aplicaciones podríamos decir que es un paquete software que proporciona servicios a las aplicaciones web como seguridad, servicio de datos, balanceo de carga etc.</text:span> <text:s/></text:p>
        </text:list-item>
        <text:list-item>
          <text:p text:style-name="P24">El funcionamiento de un Servidor WEB necesita obligatoriamente de un Servidor de Aplicaciones instalado y configurado. </text:p>
          <text:p text:style-name="P15"/>
        </text:list-item>
      </text:list>
      <text:p text:style-name="P1"/>
      <text:list xml:id="list200221109188963" text:continue-list="list200222062714488" text:style-name="WW8Num12">
        <text:list-item>
          <text:p text:style-name="P26"><text:s/><text:span text:style-name="T10">Busca información sobre el protocolo HTTP y qué la diferencia del HTTPS</text:span></text:p>
        </text:list-item>
      </text:list>
      <text:p text:style-name="P5"/>
      <text:p text:style-name="P6"/>
      <text:p text:style-name="P6"/>
      <text:list xml:id="list200221965479855" text:continue-numbering="true" text:style-name="WW8Num12">
        <text:list-item>
          <text:p text:style-name="P16">¿Qué es <text:span text:style-name="T11">lo </text:span><text:span text:style-name="T13">imprescindible</text:span><text:span text:style-name="T11"> que se necesita para instalar o montar un Servidor WEB </text:span><text:span text:style-name="T13">en el que desplegaremos una aplicación web</text:span>?</text:p>
          <text:p text:style-name="P16"/>
        </text:list-item>
        <text:list-item>
          <text:p text:style-name="P25">¿Qué es un servidor de aplicaciones? Busca ejemplos</text:p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 style:font-size-complex="11pt"/>
    </style:style>
    <style:style style:name="WW8Num2z0" style:family="text">
      <style:text-properties style:font-name="Wingdings" fo:font-family="Wingdings" style:font-pitch="variable" style:font-charset="x-symbol" fo:font-size="11pt" fo:letter-spacing="0.014cm" style:font-size-asian="11pt" style:font-name-complex="Wingdings" style:font-family-complex="Wingdings" style:font-pitch-complex="variable" style:font-charset-complex="x-symbol" style:font-size-complex="11pt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Arial2" fo:font-family="Arial" style:font-family-generic="swiss" style:font-pitch="variable" fo:font-size="11pt" fo:font-weight="bold" style:font-size-asian="11pt" style:font-weight-asian="bold" style:font-name-complex="Arial2" style:font-family-complex="Arial" style:font-family-generic-complex="swiss" style:font-pitch-complex="variable" style:font-size-complex="11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Arial" fo:font-family="Arial" style:font-family-generic="roman" style:font-pitch="variable" fo:font-size="24pt" fo:font-weight="bold"/>
    </style:style>
    <style:style style:name="ListLabel_20_2" style:display-name="ListLabel 2" style:family="text">
      <style:text-properties style:font-name="Arial" fo:font-family="Arial" style:font-family-generic="roman" style:font-pitch="variable" fo:font-size="21pt"/>
    </style:style>
    <style:style style:name="ListLabel_20_3" style:display-name="ListLabel 3" style:family="text">
      <style:text-properties style:font-name="Arial" fo:font-family="Arial" style:font-family-generic="roman" style:font-pitch="variable"/>
    </style:style>
    <style:style style:name="ListLabel_20_4" style:display-name="ListLabel 4" style:family="text">
      <style:text-properties style:font-name="Arial" fo:font-family="Arial" style:font-family-generic="roman" style:font-pitch="variable"/>
    </style:style>
    <style:style style:name="ListLabel_20_5" style:display-name="ListLabel 5" style:family="text">
      <style:text-properties style:font-name="Arial" fo:font-family="Arial" style:font-family-generic="roman" style:font-pitch="variable"/>
    </style:style>
    <style:style style:name="ListLabel_20_6" style:display-name="ListLabel 6" style:family="text">
      <style:text-properties style:font-name="Arial" fo:font-family="Arial" style:font-family-generic="roman" style:font-pitch="variable"/>
    </style:style>
    <style:style style:name="ListLabel_20_7" style:display-name="ListLabel 7" style:family="text">
      <style:text-properties style:font-name="Arial" fo:font-family="Arial" style:font-family-generic="roman" style:font-pitch="variable"/>
    </style:style>
    <style:style style:name="ListLabel_20_8" style:display-name="ListLabel 8" style:family="text">
      <style:text-properties style:font-name="Arial" fo:font-family="Arial" style:font-family-generic="roman" style:font-pitch="variable"/>
    </style:style>
    <style:style style:name="ListLabel_20_9" style:display-name="ListLabel 9" style:family="text">
      <style:text-properties style:font-name="Arial" fo:font-family="Arial" style:font-family-generic="roman" style:font-pitch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n">
        <style:list-level-properties text:list-level-position-and-space-mode="label-alignment">
          <style:list-level-label-alignment text:label-followed-by="listtab" text:list-tab-stop-position="0.508cm" fo:margin-left="0.254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n">
        <style:list-level-properties text:list-level-position-and-space-mode="label-alignment">
          <style:list-level-label-alignment text:label-followed-by="listtab" text:list-tab-stop-position="0.381cm" fo:text-indent="-0.381cm" fo:margin-left="0.889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0" loext:num-list-format="%2%." style:num-suffix=".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4z0" loext:num-list-format="%3%." style:num-suffix=".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0" loext:num-list-format="%5%." style:num-suffix=".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0" loext:num-list-format="%6%." style:num-suffix="." text:bullet-char="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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0" loext:num-list-format="%8%." style:num-suffix="." text:bullet-char="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0" loext:num-list-format="%9%." style:num-suffix="." text:bullet-char="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5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318cm" fo:margin-left="2.54cm"/>
        </style:list-level-properties>
      </text:list-level-style-number>
      <text:list-level-style-number text:level="4" text:style-name="WW8Num5z3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5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5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318cm" fo:margin-left="6.35cm"/>
        </style:list-level-properties>
      </text:list-level-style-number>
      <text:list-level-style-number text:level="7" text:style-name="WW8Num5z6" loext:num-list-format="%7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WW8Num5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WW8Num5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318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7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0" loext:num-list-format="%2%." style:num-suffix=".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8z0" loext:num-list-format="%3%." style:num-suffix=".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0" loext:num-list-format="%5%." style:num-suffix=".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0" loext:num-list-format="%6%." style:num-suffix="." text:bullet-char="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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0" loext:num-list-format="%8%." style:num-suffix="." text:bullet-char="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0" loext:num-list-format="%9%." style:num-suffix="." text:bullet-char="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0" loext:num-list-format="%2%." style:num-suffix=".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9z0" loext:num-list-format="%3%." style:num-suffix=".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0" loext:num-list-format="%5%." style:num-suffix=".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0" loext:num-list-format="%6%." style:num-suffix="." text:bullet-char="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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0" loext:num-list-format="%8%." style:num-suffix="." text:bullet-char="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0" loext:num-list-format="%9%." style:num-suffix="." text:bullet-char="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0z0" loext:num-list-format="%2%." style:num-suffix=".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0z0" loext:num-list-format="%3%." style:num-suffix=".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0z0" loext:num-list-format="%5%." style:num-suffix=".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0" loext:num-list-format="%6%." style:num-suffix="." text:bullet-char="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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0z0" loext:num-list-format="%8%." style:num-suffix="." text:bullet-char="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0" loext:num-list-format="%9%." style:num-suffix="." text:bullet-char="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0" loext:num-list-format="%2%." style:num-suffix=".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1z0" loext:num-list-format="%3%." style:num-suffix=".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1z0" loext:num-list-format="%5%." style:num-suffix=".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0" loext:num-list-format="%6%." style:num-suffix="." text:bullet-char="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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1z0" loext:num-list-format="%8%." style:num-suffix="." text:bullet-char="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0" loext:num-list-format="%9%." style:num-suffix="." text:bullet-char="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loext:num-list-format="EJERCICIO.-%1%." style:num-prefix="EJERCICIO.-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2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2z3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2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2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2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2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2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z0" loext:num-list-format="%2%." style:num-suffix=".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3z0" loext:num-list-format="%3%." style:num-suffix=".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3z0" loext:num-list-format="%5%." style:num-suffix=".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3z0" loext:num-list-format="%6%." style:num-suffix="." text:bullet-char="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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3z0" loext:num-list-format="%8%." style:num-suffix="." text:bullet-char="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3z0" loext:num-list-format="%9%." style:num-suffix="." text:bullet-char="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0" loext:num-list-format="%2%." style:num-suffix=".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4z0" loext:num-list-format="%3%." style:num-suffix=".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loext:num-list-format="%4%.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4z0" loext:num-list-format="%5%." style:num-suffix=".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4z0" loext:num-list-format="%6%." style:num-suffix="." text:bullet-char="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loext:num-list-format="%7%." style:num-suffix="." text:bullet-char="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4z0" loext:num-list-format="%8%." style:num-suffix="." text:bullet-char="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4z0" loext:num-list-format="%9%." style:num-suffix="." text:bullet-char="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5z0" loext:num-list-format="%2%." style:num-suffix=".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5z0" loext:num-list-format="%3%." style:num-suffix=".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loext:num-list-format="%4%.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5z0" loext:num-list-format="%5%." style:num-suffix=".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5z0" loext:num-list-format="%6%." style:num-suffix="." text:bullet-char="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loext:num-list-format="%7%." style:num-suffix="." text:bullet-char="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5z0" loext:num-list-format="%8%." style:num-suffix="." text:bullet-char="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5z0" loext:num-list-format="%9%." style:num-suffix="." text:bullet-char="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Normal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Normal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Normal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4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Normal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5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Normal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text:style-name="ListLabel_20_6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Normal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bullet text:level="1" text:style-name="ListLabel_20_7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Normal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bullet text:level="1" text:style-name="ListLabel_20_8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Normal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bullet text:level="1" text:style-name="ListLabel_20_9" loext:num-list-format="•%1%" style:num-pre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Arial" style:font-style-name="Normal" style:font-family-generic="swiss" style:font-pitch="variable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8.246cm" fo:margin-left="-0.191cm" table:align="left" style:writing-mode="lr-tb"/>
    </style:style>
    <style:style style:name="Tabla1.A" style:family="table-column">
      <style:table-column-properties style:column-width="9.12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MP1" style:family="paragraph" style:parent-style-name="Header">
      <style:paragraph-properties fo:text-align="end" style:justify-single-word="false"/>
      <style:text-properties style:font-name="Arial2" fo:font-size="9pt" officeooo:rsid="00119263" style:font-size-asian="9pt" style:font-name-complex="Arial2" style:font-size-complex="9pt"/>
    </style:style>
    <style:style style:name="MT1" style:family="text">
      <style:text-properties style:font-name="Arial2" fo:font-size="9pt" style:font-size-asian="9pt" style:font-name-complex="Arial2" style:font-size-complex="9pt"/>
    </style:style>
    <style:style style:name="MT2" style:family="text">
      <style:text-properties style:font-name="Arial2" fo:font-size="9pt" officeooo:rsid="0017b250" style:font-size-asian="9pt" style:font-name-complex="Arial2" style:font-size-complex="9pt"/>
    </style:style>
    <style:style style:name="MT3" style:family="text">
      <style:text-properties style:font-name="Arial2" fo:font-size="9pt" officeooo:rsid="00119263" style:font-size-asian="9pt" style:font-name-complex="Arial2" style:font-size-complex="9pt"/>
    </style:style>
    <style:page-layout style:name="Mpm1">
      <style:page-layout-properties fo:page-width="21.001cm" fo:page-height="29.7cm" style:num-format="1" style:print-orientation="portrait" fo:margin-top="1.251cm" fo:margin-bottom="1.25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5cm" fo:margin-left="0cm" fo:margin-right="0cm" fo:margin-bottom="0.152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 table:number-columns-repeated="2"/>
          <table:table-row table:style-name="Tabla1.1">
            <table:table-cell table:style-name="Tabla1.A1" office:value-type="string">
              <text:p text:style-name="Header"><text:span text:style-name="MT2">2</text:span><text:span text:style-name="MT1">º</text:span><text:span text:style-name="MT3">DAW</text:span><text:span text:style-name="MT1"> - </text:span><text:span text:style-name="MT2">Despliegue</text:span><text:span text:style-name="MT1"> – Unidad 1</text:span></text:p>
            </table:table-cell>
            <table:table-cell table:style-name="Tabla1.A1" office:value-type="string">
              <text:p text:style-name="MP1"/>
            </table:table-cell>
          </table:table-row>
        </table:table>
        <text:p text:style-name="Header"/>
      </style:header>
      <style:footer>
        <text:p text:style-name="Footer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1</dc:title>
    <meta:initial-creator>gema</meta:initial-creator>
    <meta:creation-date>2010-09-26T18:44:00</meta:creation-date>
    <dc:date>2023-09-14T20:02:20.347000000</dc:date>
    <meta:editing-cycles>26</meta:editing-cycles>
    <meta:editing-duration>PT1H12M42S</meta:editing-duration>
    <meta:print-date>2021-09-16T09:47:33.569000000</meta:print-date>
    <meta:generator>LibreOffice/7.3.4.2$Windows_X86_64 LibreOffice_project/728fec16bd5f605073805c3c9e7c4212a0120dc5</meta:generator>
    <meta:document-statistic meta:table-count="1" meta:image-count="0" meta:object-count="0" meta:page-count="1" meta:paragraph-count="25" meta:word-count="333" meta:character-count="2035" meta:non-whitespace-character-count="1729"/>
  </office:meta>
</office:document-meta>
</file>